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 style:list-style-name="L1">
      <style:text-properties style:font-name="Courier New" fo:font-size="11pt" style:font-size-asian="11pt" style:font-size-complex="11pt"/>
    </style:style>
    <style:style style:name="P3" style:family="paragraph" style:parent-style-name="Standard" style:list-style-name="L2">
      <style:text-properties style:font-name="Courier New" fo:font-size="11pt" style:font-size-asian="11pt" style:font-size-complex="11pt"/>
    </style:style>
    <style:style style:name="P4" style:family="paragraph" style:parent-style-name="Standard" style:list-style-name="L3">
      <style:text-properties style:font-name="Courier New" fo:font-size="11pt" style:font-size-asian="11pt" style:font-size-complex="11pt"/>
    </style:style>
    <style:style style:name="P5" style:family="paragraph" style:parent-style-name="Standard" style:list-style-name="L4">
      <style:text-properties style:font-name="Courier New" fo:font-size="11pt" style:font-size-asian="11pt" style:font-size-complex="11pt"/>
    </style:style>
    <style:style style:name="P6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E, JEREMY<text:tab/><text:tab/><text:tab/><text:tab/><text:tab/><text:tab/><text:tab/><text:tab/><text:tab/>JAN 8, 2018</text:p>
      <text:p text:style-name="P1">ITE3-2A MW(LEC)</text:p>
      <text:p text:style-name="P1"/>
      <text:p text:style-name="P1"/>
      <text:p text:style-name="P7">LEARNING CONTRACT</text:p>
      <text:p text:style-name="P1"/>
      <text:p text:style-name="P6">MOTIVATION</text:p>
      <text:list xml:id="list8296589764114642303" text:style-name="L1">
        <text:list-item>
          <text:p text:style-name="P2">FAMILY</text:p>
        </text:list-item>
        <text:list-item>
          <text:p text:style-name="P2">GRADUATING </text:p>
        </text:list-item>
        <text:list-item>
          <text:p text:style-name="P2">SUPPORTING CLASSMATES</text:p>
        </text:list-item>
        <text:list-item>
          <text:p text:style-name="P2">GOD</text:p>
        </text:list-item>
        <text:list-item>
          <text:p text:style-name="P2">FACILITIES</text:p>
          <text:p text:style-name="P2"/>
        </text:list-item>
      </text:list>
      <text:p text:style-name="P6">EXPECTATION</text:p>
      <text:list xml:id="list7004488278808114856" text:style-name="L2">
        <text:list-item>
          <text:p text:style-name="P3">PASSING WITH HIGH GRADES</text:p>
        </text:list-item>
        <text:list-item>
          <text:p text:style-name="P3">FRIENDLY ENVIRONMENT</text:p>
        </text:list-item>
        <text:list-item>
          <text:p text:style-name="P3">RESPECT FOR OTHERS</text:p>
        </text:list-item>
        <text:list-item>
          <text:p text:style-name="P3">LEARNING NEW IDEAS AND METHODS</text:p>
        </text:list-item>
        <text:list-item>
          <text:p text:style-name="P3">GROUP ACTIVITES</text:p>
        </text:list-item>
        <text:list-item>
          <text:p text:style-name="P3">PRESENTATIONS AND PROJECTS</text:p>
          <text:p text:style-name="P3"/>
        </text:list-item>
      </text:list>
      <text:p text:style-name="P6">CONTRIBUTION</text:p>
      <text:list xml:id="list268627351948930984" text:style-name="L4">
        <text:list-item>
          <text:p text:style-name="P5">KNOWLEDGE</text:p>
        </text:list-item>
        <text:list-item>
          <text:p text:style-name="P5">TRUST</text:p>
        </text:list-item>
        <text:list-item>
          <text:p text:style-name="P5">COOPERATION</text:p>
        </text:list-item>
        <text:list-item>
          <text:p text:style-name="P5">ATTENDENCE</text:p>
        </text:list-item>
        <text:list-item>
          <text:p text:style-name="P5">PRESENTATION</text:p>
          <text:p text:style-name="P5"/>
        </text:list-item>
      </text:list>
      <text:p text:style-name="P6">HINDERANCE</text:p>
      <text:list xml:id="list4897683562248660700" text:style-name="L3">
        <text:list-item>
          <text:p text:style-name="P4">TRANSPORT ISSUES</text:p>
        </text:list-item>
        <text:list-item>
          <text:p text:style-name="P4">VICES</text:p>
        </text:list-item>
        <text:list-item>
          <text:p text:style-name="P4">SPECIAL HOLIDAY</text:p>
        </text:list-item>
        <text:list-item>
          <text:p text:style-name="P4">FINANCE</text:p>
        </text:list-item>
        <text:list-item>
          <text:p text:style-name="P4">SICKN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1:59:40.81</meta:creation-date>
    <dc:date>2018-01-08T12:19:57.24</dc:date>
    <meta:editing-duration>PT4M5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8" meta:word-count="71" meta:character-count="410"/>
  </office:meta>
</office:document-meta>
</file>